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paragraph-rsid="001ef29d"/>
    </style:style>
    <style:style style:name="P3" style:family="paragraph" style:parent-style-name="Text_20_body" style:list-style-name="L1">
      <style:text-properties officeooo:rsid="001ef29d" officeooo:paragraph-rsid="001ef29d"/>
    </style:style>
    <style:style style:name="P4" style:family="paragraph" style:parent-style-name="Text_20_body" style:list-style-name="L1">
      <style:text-properties officeooo:rsid="001b4562" officeooo:paragraph-rsid="001b4562"/>
    </style:style>
    <style:style style:name="T1" style:family="text">
      <style:text-properties officeooo:rsid="001b456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uality Control - Verification and Validation</text:p>
      <text:list xml:id="list3272716291" text:style-name="L1">
        <text:list-item>
          <text:p text:style-name="P1"><text:span text:style-name="T1">Wh</text:span>en we talk about quality, we often refer to two key concepts starting with V?</text:p>
        </text:list-item>
        <text:list-item>
          <text:p text:style-name="P1">What is Verification and Validation?</text:p>
          <text:list>
            <text:list-item>
              <text:p text:style-name="P1">Validation: Are we building the right product?</text:p>
            </text:list-item>
            <text:list-item>
              <text:p text:style-name="P1">Verification: Are we building the product right?</text:p>
            </text:list-item>
          </text:list>
        </text:list-item>
        <text:list-item>
          <text:p text:style-name="P1">What is inspection, and what is test and what is (peer) review?</text:p>
          <text:list>
            <text:list-item>
              <text:p text:style-name="P3">Inspection</text:p>
              <text:list>
                <text:list-item>
                  <text:p text:style-name="P3">analyze and <text:s/>check <text:s/>the system requirements, design <text:s/>models, the <text:s/>program <text:s/>source code, and even proposed system test</text:p>
                </text:list-item>
              </text:list>
            </text:list-item>
            <text:list-item>
              <text:p text:style-name="P3">Test</text:p>
              <text:list>
                <text:list-item>
                  <text:p text:style-name="P3">Testing if everything is living up to the requriments and if the code folows the design models and the requriments</text:p>
                </text:list-item>
              </text:list>
            </text:list-item>
            <text:list-item>
              <text:p text:style-name="P3">Peer review</text:p>
              <text:list>
                <text:list-item>
                  <text:p text:style-name="P3">You get your “peers” to check your code and more</text:p>
                </text:list-item>
              </text:list>
            </text:list-item>
          </text:list>
        </text:list-item>
        <text:list-item>
          <text:p text:style-name="P2">What is test driven develpment (TDD)</text:p>
          <text:list>
            <text:list-item>
              <text:p text:style-name="P4">Vi skriver en test og ud fra den udvikler det. Dette gør at vi ved det virker før vi går vidre og det tvinger os til at skrive tests hvilket ellers godt kan være noget som man kommer til at hoppe over.</text:p>
            </text:list-item>
          </text:list>
        </text:list-item>
        <text:list-item>
          <text:p text:style-name="P1">What is regressiontest?</text:p>
          <text:list>
            <text:list-item>
              <text:p text:style-name="P1">re-running previous tests to check that changes to the program have not introduced new bugs.</text:p>
            </text:list-item>
          </text:list>
        </text:list-item>
        <text:list-item>
          <text:p text:style-name="P4">What agile practices support V&amp;V and what is a quality culture</text:p>
          <text:list>
            <text:list-item>
              <text:p text:style-name="P4">1. Definition of Done</text:p>
            </text:list-item>
            <text:list-item>
              <text:p text:style-name="P4">2. Sprint Review</text:p>
            </text:list-item>
            <text:list-item>
              <text:p text:style-name="P4">3. Check before check-in</text:p>
            </text:list-item>
            <text:list-item>
              <text:p text:style-name="P4">4. Never break the build</text:p>
            </text:list-item>
            <text:list-item>
              <text:p text:style-name="P4">5. Fix problems when you see them</text:p>
            </text:list-item>
            <text:list-item>
              <text:p text:style-name="P4"><text:soft-page-break/>6. Culture = team members assumes responsibility for ensuring high quality</text:p>
            </text:list-item>
            <text:list-item>
              <text:p text:style-name="P4">7. XP: Customer on site</text:p>
            </text:list-item>
            <text:list-item>
              <text:p text:style-name="P4">8. XP: Pair programmin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a xlink:type="simple" xlink:href="https://www.moodle.aau.dk/pluginfile.php/1379303/mod_resource/content/1/Lecture%209%20Sommerville%209ed%20ch8.pdf" text:style-name="Internet_20_link" text:visited-style-name="Visited_20_Internet_20_Link">https://www.moodle.aau.dk/pluginfile.php/1379303/mod_resource/content/1/Lecture%209%20Sommerville%209ed%20ch8.pdf</text:a>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5T13:37:40.048219762</meta:creation-date>
    <dc:date>2019-01-09T01:23:28.617194378</dc:date>
    <meta:editing-duration>PT4H12M51S</meta:editing-duration>
    <meta:editing-cycles>5</meta:editing-cycles>
    <meta:generator>LibreOffice/6.1.4.2$Linux_X86_64 LibreOffice_project/10$Build-2</meta:generator>
    <meta:document-statistic meta:table-count="0" meta:image-count="0" meta:object-count="0" meta:page-count="2" meta:paragraph-count="26" meta:word-count="248" meta:character-count="1411" meta:non-whitespace-character-count="1207"/>
  </office:meta>
</office:document-meta>
</file>